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/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 style:parent-style-name="Contents_20_1">
      <style:paragraph-properties>
        <style:tab-stops>
          <style:tab-stop style:position="6.8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6957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Analyse fonctionnelle</text:h>
      <text:h text:style-name="Standard" text:outline-level="6" text:is-list-header="true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h text:style-name="Contents_20_Heading" text:outline-level="1">Sommaire</text:h>
          </text:index-title>
          <text:p text:style-name="P7">Analyse fonctionnelle<text:tab/>1</text:p>
          <text:p text:style-name="P8"><text:s/>1 Introduction du projet<text:tab/>2</text:p>
          <text:p text:style-name="P9"><text:s/>1.1 Présentation générale du sujet<text:tab/>2</text:p>
          <text:p text:style-name="P9"><text:s/>1.2 Acteurs<text:tab/>2</text:p>
          <text:p text:style-name="P8"><text:s/>2 Spécification<text:tab/>2</text:p>
          <text:p text:style-name="P9"><text:s/>2.1 Analyse des besoins<text:tab/>2</text:p>
          <text:p text:style-name="P9"><text:s/>2.2 Cas d'utilisation<text:tab/>2</text:p>
          <text:p text:style-name="P9"><text:s/>2.3 Maquette<text:tab/>2</text:p>
          <text:p text:style-name="P8"><text:s/>3 Analyse fonctionnelle et technique<text:tab/>2</text:p>
          <text:p text:style-name="P9"><text:s/>3.1 Interactions <text:tab/>2</text:p>
          <text:p text:style-name="P9"><text:s/>3.2 Diagrammes<text:tab/>2</text:p>
          <text:p text:style-name="P8"><text:s/>4 Conception Allégée<text:tab/>2</text:p>
          <text:p text:style-name="P9"><text:s/>4.1 Classes<text:tab/>2</text:p>
          <text:p text:style-name="P9"><text:s/>4.2 Composants<text:tab/>2</text:p>
          <text:p text:style-name="P9"><text:s/>4.3 Déploiement<text:tab/>2</text:p>
        </text:index-body>
      </text:table-of-content>
      <text:h text:style-name="Standard" text:outline-level="6"/>
      <text:h text:style-name="P6" text:outline-level="2">Introduction du projet</text:h>
      <text:h text:style-name="Heading_20_2" text:outline-level="3">Présentation générale du sujet</text:h>
      <text:h text:style-name="Heading_20_2" text:outline-level="3">Acteurs</text:h>
      <text:h text:style-name="Text_20_body" text:outline-level="7"/>
      <text:h text:style-name="Heading_20_1" text:outline-level="2">Spécification</text:h>
      <text:h text:style-name="Heading_20_2" text:outline-level="3">Analyse des besoins</text:h>
      <text:h text:style-name="Heading_20_2" text:outline-level="3">Cas d'utilisation</text:h>
      <text:h text:style-name="Heading_20_2" text:outline-level="3">Maquette</text:h>
      <text:h text:style-name="Heading_20_1" text:outline-level="2">Analyse fonctionnelle et technique</text:h>
      <text:h text:style-name="Heading_20_2" text:outline-level="3">Analyse fonctionnelle allégée</text:h>
      <text:h text:style-name="Heading_20_3" text:outline-level="4">Statique</text:h>
      <text:h text:style-name="Heading_20_3" text:outline-level="4">Dynamique</text:h>
      <text:h text:style-name="Heading_20_2" text:outline-level="3">Analyse technique allégée</text:h>
      <text:h text:style-name="Heading_20_3" text:outline-level="4">Environnement, outils</text:h>
      <text:list xml:id="list1376804484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4" text:outline-level="7">Langage C++ </text:h>
                                </text:list-item>
                                <text:list-item>
                                  <text:h text:style-name="P4" text:outline-level="7">QT 4.8.x</text:h>
                                </text:list-item>
                                <text:list-item>
                                  <text:h text:style-name="P4" text:outline-level="7">git</text:h>
                                </text:list-item>
                                <text:list-item>
                                  <text:h text:style-name="P4" text:outline-level="7">Methode de dev : Agile 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Text_20_body" text:outline-level="7"/>
      <text:h text:style-name="Heading_20_1" text:outline-level="2">Conception Allégée</text:h>
      <text:h text:style-name="Heading_20_2" text:outline-level="3">Classes</text:h>
      <text:h text:style-name="Heading_20_2" text:outline-level="3">Composants</text:h>
      <text:h text:style-name="Heading_20_2" text:outline-level="3">Déploiement</text:h>
      <text:h text:style-name="Text_20_body" text:outline-level="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" svg:font-family="'Times New Roman'" style:font-adornments="Normal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default-outline-level="6" style:class="text">
      <style:paragraph-properties fo:text-align="justify" style:justify-single-word="false"/>
      <style:text-properties style:use-window-font-color="true" style:font-name="Times New Roman" fo:language="fr" fo:country="FR"/>
    </style:style>
    <style:style style:name="Text_20_body" style:display-name="Text body" style:family="paragraph" style:parent-style-name="Standard" style:default-outline-level="7" style:class="text">
      <style:paragraph-properties fo:margin-top="0in" fo:margin-bottom="0.0835in"/>
    </style:style>
    <style:style style:name="Heading" style:family="paragraph" style:parent-style-name="Standard" style:next-style-name="Heading_20_1" style:default-outline-level="1" style:class="text">
      <style:paragraph-properties fo:margin-top="0.1665in" fo:margin-bottom="0.0835in" fo:text-align="center" style:justify-single-word="false" fo:keep-with-next="always"/>
      <style:text-properties style:font-name="Times New Roman1" fo:font-size="22pt" fo:font-weight="bold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margin-left="0.3in" fo:margin-right="0in" fo:text-align="start" style:justify-single-word="false" fo:text-indent="0in" style:auto-text-indent="true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4" style:class="text">
      <style:paragraph-properties fo:margin-left="0.6in" fo:margin-right="0in" fo:text-align="start" style:justify-single-word="false" fo:text-indent="0in" style:auto-text-indent="false"/>
      <style:text-properties style:font-name="Times New Roman2" fo:font-size="14pt" fo:font-style="italic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default-outline-level="" style:list-style-name="" style:class="extra">
      <style:paragraph-properties fo:margin-top="0in" fo:margin-bottom="0in" text:number-lines="false" text:line-number="0">
        <style:tab-stops/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5" style:class="text">
      <style:paragraph-properties fo:margin-left="0.8in" fo:margin-right="0in" fo:text-align="start" style:justify-single-word="false" fo:text-indent="0in" style:auto-text-indent="false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8925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4992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style:num-prefix=" " style:num-suffix=" " style:num-format="">
        <style:list-level-properties/>
      </text:outline-level-style>
      <text:outline-level-style text:level="7" style:num-prefix=" " style:num-suffix=" " style:num-format="">
        <style:list-level-properties/>
      </text:outline-level-style>
      <text:outline-level-style text:level="8" style:num-prefix=" " style:num-suffix=" " style:num-format="">
        <style:list-level-properties/>
      </text:outline-level-style>
      <text:outline-level-style text:level="9" style:num-prefix=" " style:num-suffix=" " style:num-format="">
        <style:list-level-properties/>
      </text:outline-level-style>
      <text:outline-level-style text:level="10" style:num-prefix=" " style:num-suffix="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/>
      </style:paragraph-properties>
    </style:style>
    <style:style style:name="MP2" style:family="paragraph" style:parent-style-name="Header_20_left">
      <style:paragraph-properties fo:text-align="start" style:justify-single-word="false">
        <style:tab-stops>
          <style:tab-stop style:position="0.1965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page-layout style:name="Mpm1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4in" fo:margin-left="0in" fo:margin-right="0in" fo:margin-top="0.2in" fo:border="none" fo:padding="0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902in" fo:margin-left="0.7874in" fo:margin-right="0.5902in" fo:border="0.0346in solid #e6e6ff" fo:padding="0.059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5902in" fo:margin-left="0.5902in" fo:margin-right="0.7874in" fo:border="0.0346in solid #e6e6ff" fo:padding="0.020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 style:page-usage="right">
      <style:page-layout-properties fo:page-width="8.2701in" fo:page-height="11.6902in" style:num-format="1" style:print-orientation="portrait" fo:margin-top="0.3937in" fo:margin-bottom="0.5902in" fo:margin-left="0.7874in" fo:margin-right="0.5902in" fo:border="0.0346in solid #e6e6ff" fo:padding="0.0193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902in" fo:margin-left="0in" fo:margin-right="0in" fo:margin-bottom="0.2in" fo:border="none" fo:padding="0in" style:dynamic-spacing="false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5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>Analyse Fonctionnelle</text:title></text:p>
        <text:p text:style-name="MP2"><text:tab/>Groupe <text:user-defined style:data-style-name="N0" text:name="Group">E</text:user-defined><text:line-break/><text:tab/>Date: <text:date style:data-style-name="N30" text:date-value="2012-09-30T17:54:57.98" text:fixed="true">30/09/2012</text:date></text:p>
      </style:header>
      <style:footer>
        <text:p text:style-name="Footer_20_right">Page <text:page-number text:select-page="current">1</text:page-number>/<text:page-count>2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MP3">Titel: <text:tab/><text:title>Analyse Fonctionn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7:54:57.98" text:fixed="true">9/30/12</text:date></text:p>
      </style:header>
      <style:footer>
        <text:p text:style-name="Footer_20_left">Seite <text:page-number text:select-page="current">1</text:page-number>/<text:page-count>2</text:page-count></text:p>
      </style:footer>
    </style:master-page>
    <style:master-page style:name="Right_20_Page" style:display-name="Right Page" style:page-layout-name="Mpm4">
      <style:header>
        <text:p text:style-name="MP3">Titel: <text:tab/><text:title>Analyse Fonctionnelle</text:title></text:p>
        <text:p text:style-name="MP3">Autor:<text:tab/><text:sender-firstname>Mehdi</text:sender-firstname> <text:sender-lastname>MAAREF</text:sender-lastname><text:line-break/>Datum:<text:tab/><text:date style:data-style-name="N30" text:date-value="2012-09-30T17:54:57.98" text:fixed="true">9/30/12</text:date></text:p>
      </style:header>
      <style:footer>
        <text:p text:style-name="Footer_20_right">Seite <text:page-number text:select-page="current">1</text:page-number>/<text:page-count>2</text:page-count></text:p>
      </style:footer>
    </style:master-page>
    <style:master-page style:name="Endnote" style:page-layout-name="Mpm5"/>
    <style:master-page style:name="Index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dc:title>Analyse Fonctionnelle</dc:title>
    <meta:creation-date>2012-09-30T17:54:58</meta:creation-date>
    <dc:language>fr-FR</dc:language>
    <meta:editing-cycles>19</meta:editing-cycles>
    <meta:editing-duration>PT24M7S</meta:editing-duration>
    <dc:subject>Projet Genie Log</dc:subject>
    <meta:initial-creator>Mehdi MAAREF</meta:initial-creator>
    <dc:date>2012-10-14T16:44:39</dc:date>
    <dc:creator>Mehdi MAAREF</dc:creator>
    <meta:document-statistic meta:table-count="0" meta:image-count="0" meta:object-count="0" meta:page-count="2" meta:paragraph-count="47" meta:word-count="152" meta:character-count="981"/>
    <meta:user-defined meta:name="Group">E</meta:user-defined>
    <meta:template xlink:type="simple" xlink:actuate="onRequest" xlink:title="[GL] Titre" xlink:href="../../../../.ooo3/user/template/GenieLog.ott" meta:date="2012-09-30T17:54:57"/>
  </office:meta>
</office:document-meta>
</file>